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010000000D697AE9D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textarea-horizontal-align="justify" draw:textarea-vertical-align="middle" draw:auto-grow-height="false" fo:min-height="7.45cm" fo:min-width="12.3cm"/>
    </style:style>
    <style:style style:name="gr4" style:family="graphic" style:parent-style-name="standard">
      <style:graphic-properties draw:textarea-horizontal-align="justify" draw:textarea-vertical-align="middle" draw:auto-grow-height="false" fo:min-height="0.62cm" fo:min-width="2.2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11.1cm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10.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10.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.828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482cm"/>
    </style:style>
    <style:style style:name="gr15" style:family="graphic" style:parent-style-name="standard">
      <style:graphic-properties draw:textarea-horizontal-align="justify" draw:textarea-vertical-align="middle" draw:auto-grow-height="false" fo:min-height="5.287cm" fo:min-width="12.3cm"/>
    </style:style>
    <style:style style:name="gr16" style:family="graphic" style:parent-style-name="standard">
      <style:graphic-properties draw:textarea-horizontal-align="justify" draw:textarea-vertical-align="middle" draw:auto-grow-height="false" fo:min-height="1.987cm" fo:min-width="10.8cm"/>
    </style:style>
    <style:style style:name="gr17" style:family="graphic" style:parent-style-name="standard">
      <style:graphic-properties draw:textarea-horizontal-align="justify" draw:textarea-vertical-align="middle" draw:auto-grow-height="false" fo:min-height="0.913cm" fo:min-width="10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.73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7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3cm" fo:min-width="0.7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22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23" style:family="graphic" style:parent-style-name="standard">
      <style:graphic-properties draw:fill-color="#66ffff" draw:textarea-horizontal-align="justify" draw:textarea-vertical-align="middle" draw:auto-grow-height="false" fo:min-height="0.95cm" fo:min-width="1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6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29" style:family="graphic" style:parent-style-name="standard">
      <style:graphic-properties draw:fill-color="#66ffff" draw:textarea-horizontal-align="justify" draw:textarea-vertical-align="middle" draw:auto-grow-height="false" fo:min-height="0.85cm" fo:min-width="1cm"/>
    </style:style>
    <style:style style:name="gr30" style:family="graphic" style:parent-style-name="standard">
      <style:graphic-properties draw:textarea-horizontal-align="justify" draw:textarea-vertical-align="middle" draw:auto-grow-height="false" fo:min-height="2.95cm" fo:min-width="6.2cm"/>
    </style:style>
    <style:style style:name="gr31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9cm"/>
    </style:style>
    <style:style style:name="gr33" style:family="graphic" style:parent-style-name="standard">
      <style:graphic-properties draw:textarea-horizontal-align="justify" draw:textarea-vertical-align="middle" draw:auto-grow-height="false" fo:min-height="0.419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2.95cm" fo:min-width="5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1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1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2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47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P1" style:family="paragraph">
      <style:paragraph-properties fo:text-align="center"/>
    </style:style>
    <style:style style:name="P2" style:family="paragraph">
      <style:text-properties style:font-name="Microsoft Sans Serif3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3" fo:font-size="10pt" style:font-size-asian="10pt" style:font-size-complex="10pt"/>
    </style:style>
    <style:style style:name="P4" style:family="paragraph">
      <style:paragraph-properties fo:text-align="center"/>
      <style:text-properties style:font-name="Microsoft Sans Serif3" fo:font-size="12pt" style:font-size-asian="12pt" style:font-size-complex="12pt"/>
    </style:style>
    <style:style style:name="P5" style:family="paragraph">
      <style:text-properties style:font-name="Microsoft Sans Serif3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style:font-name="Microsoft Sans Serif3" fo:font-size="10pt" style:text-underline-style="none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style:font-name="Microsoft Sans Serif3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10pt" style:font-size-asian="10pt" style:font-size-complex="10pt"/>
    </style:style>
    <style:style style:name="T1" style:family="text">
      <style:text-properties style:font-name="Microsoft Sans Serif3" fo:font-size="10pt" style:font-size-asian="10pt" style:font-size-complex="10pt"/>
    </style:style>
    <style:style style:name="T2" style:family="text">
      <style:text-properties style:font-name="Microsoft Sans Serif3" fo:font-size="12pt" style:font-size-asian="12pt" style:font-size-complex="12pt"/>
    </style:style>
    <style:style style:name="T3" style:family="text"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Microsoft Sans Serif3" fo:font-size="10pt" style:text-underline-style="none" style:font-size-asian="10pt" style:font-size-complex="10pt"/>
    </style:style>
    <style:style style:name="T5" style:family="text">
      <style:text-properties style:font-name="Microsoft Sans Serif3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0.87cm" svg:x="1.1cm" svg:y="1.6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353cm" svg:y="1.744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3cm" svg:y="1.566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2" draw:text-style-name="P2" draw:layer="layout" svg:width="1.447cm" svg:height="1.055cm" svg:x="1.353cm" svg:y="1.745cm">
          <draw:text-box>
            <text:p><text:span text:style-name="T1"/></text:p>
            <text:p><text:span text:style-name="T1"/></text:p>
          </draw:text-box>
        </draw:frame>
        <draw:custom-shape draw:style-name="gr3" draw:text-style-name="P1" draw:layer="layout" svg:width="12.8cm" svg:height="7.7cm" svg:x="0.7cm" svg:y="2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8cm" svg:height="0.87cm" svg:x="6.1cm" svg:y="9.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cm" svg:height="0.87cm" svg:x="1.3cm" svg:y="9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2.5cm" svg:height="1.055cm" svg:x="1.6cm" svg:y="9.223cm">
          <draw:text-box>
            <text:p text:style-name="P1"><text:span text:style-name="T1">Search Database</text:span></text:p>
          </draw:text-box>
        </draw:frame>
        <draw:custom-shape draw:style-name="gr5" draw:text-style-name="P1" draw:layer="layout" svg:width="11.6cm" svg:height="4.4cm" svg:x="1.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3cm" svg:y="7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3cm" svg:y="5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3cm" svg:height="1.2cm" svg:x="1.3cm" svg:y="4.5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9cm" svg:y1="9cm" svg:x2="2.9cm" svg:y2="4.5cm">
          <text:p/>
        </draw:line>
        <draw:line draw:style-name="gr8" draw:text-style-name="P1" draw:layer="layout" svg:x1="4.6cm" svg:y1="4.5cm" svg:x2="4.6cm" svg:y2="9cm">
          <text:p/>
        </draw:line>
        <draw:line draw:style-name="gr8" draw:text-style-name="P1" draw:layer="layout" svg:x1="6.1cm" svg:y1="4.5cm" svg:x2="6.1cm" svg:y2="9cm">
          <text:p/>
        </draw:line>
        <draw:line draw:style-name="gr8" draw:text-style-name="P1" draw:layer="layout" svg:x1="7.7cm" svg:y1="4.5cm" svg:x2="7.7cm" svg:y2="9cm">
          <text:p/>
        </draw:line>
        <draw:line draw:style-name="gr8" draw:text-style-name="P1" draw:layer="layout" svg:x1="9.5cm" svg:y1="4.5cm" svg:x2="9.5cm" svg:y2="9cm">
          <text:p/>
        </draw:line>
        <draw:line draw:style-name="gr8" draw:text-style-name="P1" draw:layer="layout" svg:x1="11cm" svg:y1="4.5cm" svg:x2="11cm" svg:y2="9cm">
          <text:p/>
        </draw:line>
        <draw:line draw:style-name="gr8" draw:text-style-name="P1" draw:layer="layout" svg:x1="0.7cm" svg:y1="3.5cm" svg:x2="13.5cm" svg:y2="3.5cm">
          <text:p/>
        </draw:line>
        <draw:line draw:style-name="gr8" draw:text-style-name="P1" draw:layer="layout" svg:x1="12.869cm" svg:y1="2.923cm" svg:x2="13.5cm" svg:y2="3.467cm">
          <text:p/>
        </draw:line>
        <draw:line draw:style-name="gr8" draw:text-style-name="P1" draw:layer="layout" svg:x1="12.869cm" svg:y1="3.467cm" svg:x2="13.5cm" svg:y2="2.923cm">
          <text:p/>
        </draw:line>
        <draw:custom-shape draw:style-name="gr9" draw:text-style-name="P1" draw:layer="layout" svg:width="0.631cm" svg:height="0.311cm" svg:x="12.08cm" svg:y="3.07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2.08cm" svg:y="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37cm" svg:y1="3.311cm" svg:x2="11.843cm" svg:y2="3.311cm">
          <text:p/>
        </draw:line>
        <draw:frame draw:style-name="gr11" draw:text-style-name="P4" draw:layer="layout" svg:width="1.9cm" svg:height="0.729cm" svg:x="5.941cm" svg:y="2.837cm">
          <draw:text-box>
            <text:p text:style-name="P1"><text:span text:style-name="T2">Editing</text:span></text:p>
          </draw:text-box>
        </draw:frame>
        <draw:frame draw:style-name="gr2" draw:text-style-name="P2" draw:layer="layout" svg:width="1.447cm" svg:height="1.055cm" svg:x="6.353cm" svg:y="9.42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6.4cm" svg:y="9.445cm">
          <draw:text-box>
            <text:p text:style-name="P1"><text:span text:style-name="T1">Edit</text:span></text:p>
          </draw:text-box>
        </draw:frame>
        <draw:line draw:style-name="gr12" draw:text-style-name="P1" draw:layer="layout" svg:x1="2cm" svg:y1="2.5cm" svg:x2="2cm" svg:y2="3.7cm">
          <text:p/>
        </draw:line>
        <draw:frame draw:style-name="gr13" draw:text-style-name="P1" draw:layer="layout" svg:width="0.423cm" svg:height="4.6cm" svg:x="12.6cm" svg:y="4.5cm">
          <draw:image xlink:href="Pictures/1000000000000010000000D697AE9DD8.png" xlink:type="simple" xlink:show="embed" xlink:actuate="onLoad">
            <text:p/>
          </draw:image>
        </draw:frame>
        <draw:frame draw:style-name="gr14" draw:layer="layout" svg:width="3.982cm" svg:height="0.729cm" svg:x="0.3cm" svg:y="1cm">
          <draw:text-box>
            <text:p>(From Main Menu)</text:p>
          </draw:text-box>
        </draw:frame>
        <draw:custom-shape draw:style-name="gr15" draw:text-style-name="P1" draw:layer="layout" svg:width="12.8cm" svg:height="5.537cm" svg:x="0.9cm" svg:y="16.7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.3cm" svg:height="2.237cm" svg:x="1.5cm" svg:y="18.46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.3cm" svg:height="1.163cm" svg:x="1.5cm" svg:y="19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3cm" svg:height="1.1cm" svg:x="1.5cm" svg:y="18.3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1cm" svg:y1="20.6cm" svg:x2="3.1cm" svg:y2="18.463cm">
          <text:p/>
        </draw:line>
        <draw:frame draw:style-name="gr18" draw:text-style-name="P5" draw:layer="layout" svg:width="1.9cm" svg:height="0.722cm" svg:x="1.4cm" svg:y="18.963cm">
          <draw:text-box>
            <text:p><text:span text:style-name="T3">AuthorID</text:span></text:p>
          </draw:text-box>
        </draw:frame>
        <draw:frame draw:style-name="gr19" draw:text-style-name="P2" draw:layer="layout" svg:width="2.6cm" svg:height="1.055cm" svg:x="2.9cm" svg:y="18.963cm">
          <draw:text-box>
            <text:p><text:span text:style-name="T3">Forename</text:span></text:p>
          </draw:text-box>
        </draw:frame>
        <draw:line draw:style-name="gr8" draw:text-style-name="P1" draw:layer="layout" svg:x1="4.8cm" svg:y1="18.463cm" svg:x2="4.8cm" svg:y2="20.6cm">
          <text:p/>
        </draw:line>
        <draw:frame draw:style-name="gr20" draw:text-style-name="P2" draw:layer="layout" svg:width="2cm" svg:height="0.653cm" svg:x="4.6cm" svg:y="18.963cm">
          <draw:text-box>
            <text:p><text:span text:style-name="T3">Surname</text:span></text:p>
          </draw:text-box>
        </draw:frame>
        <draw:line draw:style-name="gr8" draw:text-style-name="P1" draw:layer="layout" svg:x1="6.3cm" svg:y1="18.463cm" svg:x2="6.3cm" svg:y2="20.7cm">
          <text:p/>
        </draw:line>
        <draw:frame draw:style-name="gr20" draw:text-style-name="P2" draw:layer="layout" svg:width="1.4cm" svg:height="0.653cm" svg:x="6.1cm" svg:y="18.963cm">
          <draw:text-box>
            <text:p><text:span text:style-name="T3">Email</text:span></text:p>
          </draw:text-box>
        </draw:frame>
        <draw:line draw:style-name="gr8" draw:text-style-name="P1" draw:layer="layout" svg:x1="8cm" svg:y1="18.463cm" svg:x2="8cm" svg:y2="20.7cm">
          <text:p/>
        </draw:line>
        <draw:line draw:style-name="gr8" draw:text-style-name="P1" draw:layer="layout" svg:x1="9.7cm" svg:y1="18.463cm" svg:x2="9.7cm" svg:y2="20.6cm">
          <text:p/>
        </draw:line>
        <draw:frame draw:style-name="gr19" draw:text-style-name="P2" draw:layer="layout" svg:width="2.8cm" svg:height="1.055cm" svg:x="8.1cm" svg:y="18.463cm">
          <draw:text-box>
            <text:p><text:span text:style-name="T3">Phone</text:span></text:p>
            <text:p><text:span text:style-name="T3">Number</text:span></text:p>
          </draw:text-box>
        </draw:frame>
        <draw:frame draw:style-name="gr19" draw:text-style-name="P2" draw:layer="layout" svg:width="1.9cm" svg:height="1.055cm" svg:x="9.5cm" svg:y="18.963cm">
          <draw:text-box>
            <text:p><text:span text:style-name="T3">Address</text:span></text:p>
          </draw:text-box>
        </draw:frame>
        <draw:line draw:style-name="gr8" draw:text-style-name="P1" draw:layer="layout" svg:x1="11.2cm" svg:y1="18.463cm" svg:x2="11.2cm" svg:y2="20.7cm">
          <text:p/>
        </draw:line>
        <draw:frame draw:style-name="gr19" draw:text-style-name="P2" draw:layer="layout" svg:width="2.1cm" svg:height="1.055cm" svg:x="11cm" svg:y="18.963cm">
          <draw:text-box>
            <text:p><text:span text:style-name="T3">Postcode</text:span></text:p>
          </draw:text-box>
        </draw:frame>
        <draw:line draw:style-name="gr8" draw:text-style-name="P1" draw:layer="layout" svg:x1="1cm" svg:y1="17.3cm" svg:x2="13.7cm" svg:y2="17.33cm">
          <text:p/>
        </draw:line>
        <draw:line draw:style-name="gr8" draw:text-style-name="P1" draw:layer="layout" svg:x1="13.069cm" svg:y1="16.786cm" svg:x2="13.7cm" svg:y2="17.33cm">
          <text:p/>
        </draw:line>
        <draw:line draw:style-name="gr8" draw:text-style-name="P1" draw:layer="layout" svg:x1="13.069cm" svg:y1="17.33cm" svg:x2="13.7cm" svg:y2="16.786cm">
          <text:p/>
        </draw:line>
        <draw:custom-shape draw:style-name="gr9" draw:text-style-name="P1" draw:layer="layout" svg:width="0.631cm" svg:height="0.311cm" svg:x="12.28cm" svg:y="16.94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2.28cm" svg:y="16.86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7cm" svg:y1="17.174cm" svg:x2="12.043cm" svg:y2="17.174cm">
          <text:p/>
        </draw:line>
        <draw:frame draw:style-name="gr21" draw:text-style-name="P4" draw:layer="layout" svg:width="2.6cm" svg:height="1.207cm" svg:x="6cm" svg:y="16.7cm">
          <draw:text-box>
            <text:p text:style-name="P1"><text:span text:style-name="T2">Edit Entry</text:span></text:p>
          </draw:text-box>
        </draw:frame>
        <draw:line draw:style-name="gr12" draw:text-style-name="P1" draw:layer="layout" svg:x1="2.2cm" svg:y1="16.1cm" svg:x2="2.2cm" svg:y2="17.063cm">
          <text:p/>
        </draw:line>
        <draw:custom-shape draw:style-name="gr22" draw:text-style-name="P1" draw:layer="layout" svg:width="2.1cm" svg:height="0.9cm" svg:x="10.7cm" svg:y="21cm">
          <text:p text:style-name="P1">Confirm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.7cm" svg:height="1.2cm" svg:x="3.1cm" svg:y="19.5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1.9cm" svg:height="0.722cm" svg:x="1.7cm" svg:y="19.8cm">
          <draw:text-box>
            <text:p text:style-name="P1"><text:span text:style-name="T4">123</text:span></text:p>
          </draw:text-box>
        </draw:frame>
        <draw:custom-shape draw:style-name="gr1" draw:text-style-name="P1" draw:layer="layout" svg:width="1.8cm" svg:height="0.87cm" svg:x="1.318cm" svg:y="15.2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671cm" svg:y="15.344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618cm" svg:y="15.166cm">
          <draw:text-box>
            <text:p text:style-name="P1"><text:span text:style-name="T1">Edit</text:span></text:p>
            <text:p text:style-name="P1"><text:span text:style-name="T1">Entry</text:span></text:p>
          </draw:text-box>
        </draw:frame>
        <draw:frame draw:style-name="gr2" draw:text-style-name="P2" draw:layer="layout" svg:width="1.447cm" svg:height="1.055cm" svg:x="1.671cm" svg:y="15.345cm">
          <draw:text-box>
            <text:p><text:span text:style-name="T1"/></text:p>
            <text:p><text:span text:style-name="T1"/></text:p>
          </draw:text-box>
        </draw:frame>
        <draw:frame draw:style-name="gr24" draw:layer="layout" svg:width="4.782cm" svg:height="1.685cm" svg:x="3cm" svg:y="15.015cm">
          <draw:text-box>
            <text:p>(From Main Menu if </text:p>
            <text:p>customer was selected already)</text:p>
          </draw:text-box>
        </draw:frame>
        <draw:line draw:style-name="gr12" draw:text-style-name="P1" draw:layer="layout" svg:x1="1.6cm" svg:y1="10.2cm" svg:x2="1.6cm" svg:y2="11.6cm">
          <text:p/>
        </draw:line>
        <draw:frame draw:style-name="gr25" draw:layer="layout" svg:width="3.2cm" svg:height="1.207cm" svg:x="0.2cm" svg:y="11.471cm">
          <draw:text-box>
            <text:p text:style-name="P1">To </text:p>
            <text:p>Search Menu</text:p>
          </draw:text-box>
        </draw:frame>
        <draw:frame draw:style-name="gr26" draw:layer="layout" svg:width="2.157cm" svg:height="0.729cm" svg:x="2.9cm" svg:y="19.8cm">
          <draw:text-box>
            <text:p>Example</text:p>
          </draw:text-box>
        </draw:frame>
        <draw:frame draw:style-name="gr27" draw:layer="layout" svg:width="2.257cm" svg:height="0.729cm" svg:x="4.643cm" svg:y="19.8cm">
          <draw:text-box>
            <text:p>Name</text:p>
          </draw:text-box>
        </draw:frame>
        <draw:frame draw:style-name="gr28" draw:layer="layout" svg:width="2.3cm" svg:height="2.163cm" svg:x="6.1cm" svg:y="19.6cm">
          <draw:text-box>
            <text:p>Example</text:p>
            <text:p><text:s/>mail</text:p>
            <text:p/>
          </draw:text-box>
        </draw:frame>
        <draw:frame draw:style-name="gr28" draw:layer="layout" svg:width="2.3cm" svg:height="2.163cm" svg:x="7.8cm" svg:y="19.6cm">
          <draw:text-box>
            <text:p>07123456789</text:p>
          </draw:text-box>
        </draw:frame>
        <draw:frame draw:style-name="gr28" draw:layer="layout" svg:width="2.3cm" svg:height="2.163cm" svg:x="9.5cm" svg:y="19.637cm">
          <draw:text-box>
            <text:p>1 Road</text:p>
          </draw:text-box>
        </draw:frame>
        <draw:frame draw:style-name="gr28" draw:layer="layout" svg:width="2cm" svg:height="2.163cm" svg:x="11.3cm" svg:y="19.537cm">
          <draw:text-box>
            <text:p>AB1 2CD</text:p>
          </draw:text-box>
        </draw:frame>
        <draw:custom-shape draw:style-name="gr1" draw:text-style-name="P1" draw:layer="layout" svg:width="1.8cm" svg:height="0.87cm" svg:x="1.5cm" svg:y="21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.753cm" svg:y="21.19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447cm" svg:height="1.055cm" svg:x="1.8cm" svg:y="21.215cm">
          <draw:text-box>
            <text:p text:style-name="P1"><text:span text:style-name="T1">Edit</text:span></text:p>
          </draw:text-box>
        </draw:frame>
        <draw:line draw:style-name="gr12" draw:text-style-name="P1" draw:layer="layout" svg:x1="13.8cm" svg:y1="19.6cm" svg:x2="12.4cm" svg:y2="20.1cm">
          <text:p/>
        </draw:line>
        <draw:custom-shape draw:style-name="gr29" draw:text-style-name="P1" draw:layer="layout" svg:width="1.5cm" svg:height="1.1cm" svg:x="4.6cm" svg:y="5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6.7cm" svg:height="3.2cm" svg:x="3.6cm" svg:y="11.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4.3cm" svg:height="0.6cm" svg:x="4.8cm" svg:y="12.7cm">
          <text:p text:style-name="P7"><text:span text:style-name="T5">Insert Text Here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7.1cm" svg:y1="10.1cm" svg:x2="7.1cm" svg:y2="11.3cm">
          <text:p/>
        </draw:line>
        <draw:line draw:style-name="gr8" draw:text-style-name="P1" draw:layer="layout" svg:x1="9.669cm" svg:y1="11.1cm" svg:x2="10.3cm" svg:y2="11.644cm">
          <text:p/>
        </draw:line>
        <draw:line draw:style-name="gr8" draw:text-style-name="P1" draw:layer="layout" svg:x1="9.669cm" svg:y1="11.644cm" svg:x2="10.3cm" svg:y2="11.1cm">
          <text:p/>
        </draw:line>
        <draw:custom-shape draw:style-name="gr9" draw:text-style-name="P1" draw:layer="layout" svg:width="0.631cm" svg:height="0.311cm" svg:x="8.88cm" svg:y="11.2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8.88cm" svg:y="11.1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7cm" svg:y1="11.488cm" svg:x2="8.643cm" svg:y2="11.488cm">
          <text:p/>
        </draw:line>
        <draw:line draw:style-name="gr8" draw:text-style-name="P1" draw:layer="layout" svg:x1="10.3cm" svg:y1="11.7cm" svg:x2="3.6cm" svg:y2="11.7cm">
          <text:p/>
        </draw:line>
        <draw:frame draw:style-name="gr32" draw:layer="layout" svg:width="2.39cm" svg:height="0.729cm" svg:x="5.3cm" svg:y="11.1cm">
          <draw:text-box>
            <text:p>Input Text</text:p>
          </draw:text-box>
        </draw:frame>
        <draw:frame draw:style-name="gr25" draw:text-style-name="P9" draw:layer="layout" svg:width="7.5cm" svg:height="1.207cm" svg:x="3.6cm" svg:y="11.9cm">
          <draw:text-box>
            <text:p><text:span text:style-name="T6">Insert text to save over current entry.</text:span></text:p>
          </draw:text-box>
        </draw:frame>
        <draw:custom-shape draw:style-name="gr33" draw:text-style-name="P1" draw:layer="layout" svg:width="1.8cm" svg:height="0.669cm" svg:x="6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8.053cm" svg:y="13.572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9cm" svg:height="1.055cm" svg:x="6.1cm" svg:y="13.488cm">
          <draw:text-box>
            <text:p text:style-name="P1"><text:span text:style-name="T1">Confirm</text:span></text:p>
          </draw:text-box>
        </draw:frame>
        <draw:line draw:style-name="gr8" draw:text-style-name="P1" draw:layer="layout" svg:x1="3.1cm" svg:y1="22cm" svg:x2="3.1cm" svg:y2="22.6cm">
          <text:p/>
        </draw:line>
        <draw:line draw:style-name="gr8" draw:text-style-name="P1" draw:layer="layout" svg:x1="3.1cm" svg:y1="22.6cm" svg:x2="0.4cm" svg:y2="22.6cm">
          <text:p/>
        </draw:line>
        <draw:line draw:style-name="gr8" draw:text-style-name="P1" draw:layer="layout" svg:x1="0.4cm" svg:y1="13.9cm" svg:x2="0.4cm" svg:y2="22.6cm">
          <text:p/>
        </draw:line>
        <draw:line draw:style-name="gr12" draw:text-style-name="P1" draw:layer="layout" svg:x1="0.4cm" svg:y1="13.9cm" svg:x2="4.9cm" svg:y2="13.9cm">
          <text:p/>
        </draw:line>
        <draw:frame draw:style-name="gr34" draw:layer="layout" svg:width="8.9cm" svg:height="1.4cm" svg:x="5.3cm" svg:y="1.8cm">
          <draw:text-box>
            <text:p>Edit can only be clicked once a field has been selected for changes.</text:p>
          </draw:text-box>
        </draw:frame>
        <draw:custom-shape draw:style-name="gr1" draw:text-style-name="P1" draw:layer="layout" svg:width="1.8cm" svg:height="0.87cm" svg:x="11.1cm" svg:y="9.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1.353cm" svg:y="9.423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2.1cm" svg:height="1.055cm" svg:x="11.1cm" svg:y="9.445cm">
          <draw:text-box>
            <text:p text:style-name="P1"><text:span text:style-name="T1">Confirm</text:span></text:p>
          </draw:text-box>
        </draw:frame>
        <draw:line draw:style-name="gr12" draw:text-style-name="P1" draw:layer="layout" svg:x1="11.5cm" svg:y1="10.2cm" svg:x2="11.5cm" svg:y2="11.7cm">
          <text:p/>
        </draw:line>
        <draw:custom-shape draw:style-name="gr35" draw:text-style-name="P1" draw:layer="layout" svg:width="6.3cm" svg:height="3.2cm" svg:x="10.4cm" svg:y="11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4.3cm" svg:height="0.6cm" svg:x="11.6cm" svg:y="13.3cm">
          <text:p text:style-name="P7"><text:span text:style-name="T5">Passwor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069cm" svg:y1="11.7cm" svg:x2="16.7cm" svg:y2="12.244cm">
          <text:p/>
        </draw:line>
        <draw:line draw:style-name="gr8" draw:text-style-name="P1" draw:layer="layout" svg:x1="16.069cm" svg:y1="12.244cm" svg:x2="16.7cm" svg:y2="11.7cm">
          <text:p/>
        </draw:line>
        <draw:custom-shape draw:style-name="gr9" draw:text-style-name="P1" draw:layer="layout" svg:width="0.631cm" svg:height="0.311cm" svg:x="15.28cm" svg:y="11.85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631cm" svg:height="0.078cm" svg:x="15.28cm" svg:y="11.77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7cm" svg:y1="12.088cm" svg:x2="15.043cm" svg:y2="12.088cm">
          <text:p/>
        </draw:line>
        <draw:line draw:style-name="gr8" draw:text-style-name="P1" draw:layer="layout" svg:x1="16.7cm" svg:y1="12.3cm" svg:x2="10.4cm" svg:y2="12.3cm">
          <text:p/>
        </draw:line>
        <draw:frame draw:style-name="gr36" draw:layer="layout" svg:width="2.614cm" svg:height="0.729cm" svg:x="11.6cm" svg:y="11.7cm">
          <draw:text-box>
            <text:p>Verification</text:p>
          </draw:text-box>
        </draw:frame>
        <draw:custom-shape draw:style-name="gr33" draw:text-style-name="P1" draw:layer="layout" svg:width="1.8cm" svg:height="0.669cm" svg:x="12.8cm" svg:y="14.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447cm" svg:height="1.055cm" svg:x="14.853cm" svg:y="14.172cm">
          <draw:text-box>
            <text:p><text:span text:style-name="T1"/></text:p>
            <text:p><text:span text:style-name="T1"/></text:p>
          </draw:text-box>
        </draw:frame>
        <draw:frame draw:style-name="gr2" draw:text-style-name="P3" draw:layer="layout" svg:width="1.9cm" svg:height="1.055cm" svg:x="12.9cm" svg:y="14.088cm">
          <draw:text-box>
            <text:p text:style-name="P1"><text:span text:style-name="T1">Confirm</text:span></text:p>
          </draw:text-box>
        </draw:frame>
        <draw:frame draw:style-name="gr37" draw:text-style-name="P10" draw:layer="layout" svg:width="7cm" svg:height="0.691cm" svg:x="10.4cm" svg:y="12.4cm">
          <draw:text-box>
            <text:p><text:span text:style-name="T7">Insert password to confirm all changes.</text:span></text:p>
          </draw:text-box>
        </draw:frame>
        <draw:line draw:style-name="gr12" draw:text-style-name="P1" draw:layer="layout" svg:x1="9cm" svg:y1="15.3cm" svg:x2="8.7cm" svg:y2="13.8cm">
          <text:p/>
        </draw:line>
        <draw:line draw:style-name="gr12" draw:text-style-name="P1" draw:layer="layout" svg:x1="9.7cm" svg:y1="15.4cm" svg:x2="11cm" svg:y2="14.3cm">
          <text:p/>
        </draw:line>
        <draw:frame draw:style-name="gr38" draw:layer="layout" svg:width="4.79cm" svg:height="0.729cm" svg:x="8.4cm" svg:y="15.271cm">
          <draw:text-box>
            <text:p>Opens in New Window</text:p>
          </draw:text-box>
        </draw:frame>
        <draw:line draw:style-name="gr12" draw:text-style-name="P1" draw:layer="layout" svg:x1="13.9cm" svg:y1="3.8cm" svg:x2="7.7cm" svg:y2="4.5cm">
          <text:p/>
        </draw:line>
        <draw:frame draw:style-name="gr28" draw:layer="layout" svg:width="2.9cm" svg:height="2.163cm" svg:x="13.8cm" svg:y="3.3cm">
          <draw:text-box>
            <text:p>Search Results appear here</text:p>
            <text:p/>
          </draw:text-box>
        </draw:frame>
        <draw:frame draw:style-name="gr28" draw:layer="layout" svg:width="2.6cm" svg:height="2.163cm" svg:x="13.6cm" svg:y="18cm">
          <draw:text-box>
            <text:p>Current Values already in place.</text:p>
          </draw:text-box>
        </draw:frame>
        <draw:line draw:style-name="gr8" draw:text-style-name="P1" draw:layer="layout" svg:x1="12.8cm" svg:y1="21.5cm" svg:x2="16cm" svg:y2="21.5cm">
          <text:p/>
        </draw:line>
        <draw:line draw:style-name="gr12" draw:text-style-name="P1" draw:layer="layout" svg:x1="16cm" svg:y1="21.5cm" svg:x2="16cm" svg:y2="14.9cm">
          <text:p/>
        </draw:line>
        <draw:frame draw:style-name="gr39" draw:text-style-name="P10" draw:layer="layout" svg:width="3.978cm" svg:height="0.653cm" svg:x="11.6cm" svg:y="10.847cm">
          <draw:text-box>
            <text:p><text:span text:style-name="T7">Opens in New window</text:span></text:p>
          </draw:text-box>
        </draw:frame>
        <draw:frame draw:style-name="gr40" draw:text-style-name="P10" draw:layer="layout" svg:width="3.778cm" svg:height="1.055cm" svg:x="0.622cm" svg:y="13.347cm">
          <draw:text-box>
            <text:p><text:span text:style-name="T7">Opens in New window</text:span></text:p>
          </draw:text-box>
        </draw:frame>
        <draw:frame draw:style-name="gr40" draw:text-style-name="P10" draw:layer="layout" svg:width="3.5cm" svg:height="1.055cm" svg:x="13.9cm" svg:y="21.4cm">
          <draw:text-box>
            <text:p><text:span text:style-name="T7">Opens in New window</text:span></text:p>
          </draw:text-box>
        </draw:frame>
        <draw:line draw:style-name="gr12" draw:text-style-name="P1" draw:layer="layout" svg:x1="14.3cm" svg:y1="15.9cm" svg:x2="14.2cm" svg:y2="14.7cm">
          <text:p/>
        </draw:line>
        <draw:frame draw:style-name="gr25" draw:layer="layout" svg:width="2.8cm" svg:height="1.207cm" svg:x="13.5cm" svg:y="15.7cm">
          <draw:text-box>
            <text:p>Back to Main Menu</text:p>
          </draw:text-box>
        </draw:frame>
        <draw:custom-shape draw:style-name="gr41" draw:text-style-name="P1" draw:layer="layout" svg:width="1.8cm" svg:height="0.7cm" svg:x="1.1cm" svg:y="3.6cm">
          <text:p text:style-name="P1">Cancel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2cm" svg:y1="1.6cm" svg:x2="2.5cm" svg:y2="3.6cm">
          <text:p/>
        </draw:line>
        <draw:frame draw:style-name="gr25" draw:layer="layout" svg:width="2.8cm" svg:height="1.207cm" svg:x="4.5cm" svg:y="0.488cm">
          <draw:text-box>
            <text:p>Back to Main Men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adornments="Regular" style:font-family-generic="roman" style:font-pitch="variable"/>
    <style:font-face style:name="Microsoft Sans Serif3" svg:font-family="'Microsoft Sans Serif'" style:font-family-generic="swiss" style:font-pitch="variable"/>
    <style:font-face style:name="Microsoft Sans Serif2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2" fo:font-family="'Microsoft Sans Serif'" style:font-style-name="Regular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2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1T19:28:38.584000000</meta:creation-date>
    <dc:date>2014-12-03T22:16:55.733000000</dc:date>
    <meta:editing-duration>PT53M57S</meta:editing-duration>
    <meta:editing-cycles>9</meta:editing-cycles>
    <meta:generator>LibreOffice/4.3.2.2$Windows_x86 LibreOffice_project/edfb5295ba211bd31ad47d0bad0118690f76407d</meta:generator>
    <meta:document-statistic meta:object-count="128"/>
  </office:meta>
</office:document-meta>
</file>